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4%" fo:padding="0in" fo:border="none"/>
      <style:text-properties style:font-name="Google Sans Text" style:font-name-asian="Google Sans Text1" style:font-name-complex="Google Sans Text1"/>
    </style:style>
    <style:style style:name="P2" style:family="paragraph" style:parent-style-name="Standard">
      <style:paragraph-properties fo:line-height="114%" fo:padding="0in" fo:border="none"/>
    </style:style>
    <style:style style:name="P3" style:family="paragraph" style:parent-style-name="Standard">
      <style:paragraph-properties fo:line-height="114%" fo:padding="0in" fo:border="none"/>
      <style:text-properties style:font-name="Google Sans" style:font-name-asian="Google Sans1" style:font-name-complex="Google Sans1"/>
    </style:style>
    <style:style style:name="P4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10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11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15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16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20">
      <style:paragraph-properties fo:margin-left="0.416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11" style:family="paragraph" style:parent-style-name="Standard" style:list-style-name="WWNum6">
      <style:paragraph-properties fo:margin-left="0.4165in" fo:margin-right="0in" fo:line-height="114%" fo:text-indent="-0.25in" style:auto-text-indent="false" fo:padding="0in" fo:border="none"/>
    </style:style>
    <style:style style:name="P12" style:family="paragraph" style:parent-style-name="Standard" style:list-style-name="WWNum7">
      <style:paragraph-properties fo:margin-left="0.8335in" fo:margin-right="0in" fo:line-height="114%" fo:text-indent="-0.25in" style:auto-text-indent="false" fo:padding="0in" fo:border="none"/>
    </style:style>
    <style:style style:name="P13" style:family="paragraph" style:parent-style-name="Standard" style:list-style-name="WWNum9">
      <style:paragraph-properties fo:margin-left="0.8335in" fo:margin-right="0in" fo:line-height="114%" fo:text-indent="-0.25in" style:auto-text-indent="false" fo:padding="0in" fo:border="none"/>
    </style:style>
    <style:style style:name="P14" style:family="paragraph" style:parent-style-name="Standard" style:list-style-name="WWNum12">
      <style:paragraph-properties fo:margin-left="0.8335in" fo:margin-right="0in" fo:line-height="114%" fo:text-indent="-0.25in" style:auto-text-indent="false" fo:padding="0in" fo:border="none"/>
    </style:style>
    <style:style style:name="P15" style:family="paragraph" style:parent-style-name="Standard" style:list-style-name="WWNum13">
      <style:paragraph-properties fo:margin-left="0.8335in" fo:margin-right="0in" fo:line-height="114%" fo:text-indent="-0.25in" style:auto-text-indent="false" fo:padding="0in" fo:border="none"/>
    </style:style>
    <style:style style:name="P16" style:family="paragraph" style:parent-style-name="Standard" style:list-style-name="WWNum14">
      <style:paragraph-properties fo:margin-left="0.8335in" fo:margin-right="0in" fo:line-height="114%" fo:text-indent="-0.25in" style:auto-text-indent="false" fo:padding="0in" fo:border="none"/>
    </style:style>
    <style:style style:name="P17" style:family="paragraph" style:parent-style-name="Standard" style:list-style-name="WWNum17">
      <style:paragraph-properties fo:margin-left="0.8335in" fo:margin-right="0in" fo:line-height="114%" fo:text-indent="-0.25in" style:auto-text-indent="false" fo:padding="0in" fo:border="none"/>
    </style:style>
    <style:style style:name="P18" style:family="paragraph" style:parent-style-name="Standard" style:list-style-name="WWNum18">
      <style:paragraph-properties fo:margin-left="0.8335in" fo:margin-right="0in" fo:line-height="114%" fo:text-indent="-0.25in" style:auto-text-indent="false" fo:padding="0in" fo:border="none"/>
    </style:style>
    <style:style style:name="P19" style:family="paragraph" style:parent-style-name="Standard" style:list-style-name="WWNum19">
      <style:paragraph-properties fo:margin-left="0.8335in" fo:margin-right="0in" fo:line-height="114%" fo:text-indent="-0.25in" style:auto-text-indent="false" fo:padding="0in" fo:border="none"/>
    </style:style>
    <style:style style:name="P20" style:family="paragraph" style:parent-style-name="Standard" style:list-style-name="WWNum3">
      <style:paragraph-properties fo:margin-left="0.8335in" fo:margin-right="0in" fo:line-height="114%" fo:text-indent="-0.25in" style:auto-text-indent="false" fo:padding="0in" fo:border="none"/>
    </style:style>
    <style:style style:name="P21" style:family="paragraph" style:parent-style-name="Standard" style:list-style-name="WWNum4">
      <style:paragraph-properties fo:margin-left="0.8335in" fo:margin-right="0in" fo:line-height="114%" fo:text-indent="-0.25in" style:auto-text-indent="false" fo:padding="0in" fo:border="none"/>
    </style:style>
    <style:style style:name="P22" style:family="paragraph" style:parent-style-name="Standard" style:list-style-name="WWNum5">
      <style:paragraph-properties fo:margin-left="0.8335in" fo:margin-right="0in" fo:line-height="114%" fo:text-indent="-0.25in" style:auto-text-indent="false" fo:padding="0in" fo:border="none"/>
    </style:style>
    <style:style style:name="P23" style:family="paragraph" style:parent-style-name="Standard" style:list-style-name="WWNum8">
      <style:paragraph-properties fo:margin-left="1.25in" fo:margin-right="0in" fo:line-height="114%" fo:text-indent="-0.25in" style:auto-text-indent="false" fo:padding="0in" fo:border="none"/>
    </style:style>
    <style:style style:name="P24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25" style:family="paragraph" style:parent-style-name="Title" style:master-page-name="Standard">
      <style:paragraph-properties fo:line-height="114%" style:page-number="1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style:font-name="Google Sans Text" style:font-name-asian="Google Sans Text1" style:font-name-complex="Google Sans Text1"/>
    </style:style>
    <style:style style:name="T3" style:family="text">
      <style:text-properties style:font-name="Google Sans Text" fo:font-style="italic" style:font-name-asian="Google Sans Text1" style:font-style-asian="italic" style:font-name-complex="Google Sans Text1"/>
    </style:style>
    <style:style style:name="T4" style:family="text">
      <style:text-properties style:font-name="Google Sans Text" fo:font-weight="bold" style:font-name-asian="Google Sans Text1" style:font-weight-asian="bold" style:font-name-complex="Google Sans Text1"/>
    </style:style>
    <style:style style:name="T5" style:family="text">
      <style:text-properties style:font-name="Google Sans" style:font-name-asian="Google Sans1" style:font-name-complex="Google Sans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w8x14qxxv876"/><text:span text:style-name="T1">Installing scientific Python libraries pandas, scikit-learn, and numpy into LibreOffice's bundled Python environment without administrator rights</text:span></text:p>
      <text:p text:style-name="P1"/>
      <text:p text:style-name="P2"><text:span text:style-name="T2">The key is to always use the </text:span><text:span text:style-name="T3">specific Python executable bundled with LibreOffice</text:span><text:span text:style-name="T2"> for all commands, not your system's general Python.</text:span></text:p>
      <text:p text:style-name="P2"><draw:rect text:anchor-type="as-char" style:rel-width="100%" draw:z-index="0" draw:style-name="gr1" draw:text-style-name="P26" svg:width="0.0012in" svg:height="0.0213in"><text:p/></draw:rect></text:p>
      <text:p text:style-name="P24"><text:span text:style-name="T5">General Steps (Applicable to All OS)</text:span></text:p>
      <text:p text:style-name="P3"/>
      <text:list xml:id="list279042129" text:style-name="WWNum1">
        <text:list-item>
          <text:p text:style-name="P4"><text:span text:style-name="T4">Find LibreOffice's Python Executable:</text:span><text:span text:style-name="T2"> This is the most crucial step. You need to locate the python.exe (Windows), python3 (Linux), or python.app/Contents/MacOS/python (macOS) that comes with your LibreOffice installation.</text:span></text:p>
        </text:list-item>
      </text:list>
      <text:list xml:id="list1536812951" text:style-name="WWNum7">
        <text:list-item>
          <text:list>
            <text:list-item>
              <text:p text:style-name="P12"><text:span text:style-name="T4">Typical Locations:</text:span></text:p>
            </text:list-item>
          </text:list>
        </text:list-item>
      </text:list>
      <text:list xml:id="list1231336518" text:style-name="WWNum8">
        <text:list-item>
          <text:list>
            <text:list-item>
              <text:list>
                <text:list-item>
                  <text:p text:style-name="P23"><text:span text:style-name="T4">Windows:</text:span><text:span text:style-name="T2"> C:\Program Files\LibreOffice\program\python.exe (or python.bat)</text:span></text:p>
                </text:list-item>
                <text:list-item>
                  <text:p text:style-name="P23"><text:span text:style-name="T4">Linux:</text:span><text:span text:style-name="T2"> /usr/lib/libreoffice/program/python or similar, depending on your distribution and installation method (e.g., Snap, Flatpak, system package). You might need to use which python3 or find /usr/lib -name python3 after installing LibreOffice.</text:span></text:p>
                </text:list-item>
                <text:list-item>
                  <text:p text:style-name="P23"><text:span text:style-name="T4">macOS:</text:span><text:span text:style-name="T2"> /Applications/LibreOffice.app/Contents/Frameworks/Python.framework/Versions/&lt;Python_Version&gt;/bin/python3 (or python)</text:span></text:p>
                </text:list-item>
              </text:list>
            </text:list-item>
          </text:list>
        </text:list-item>
      </text:list>
      <text:list xml:id="list24155045119724" text:continue-list="list279042129" text:style-name="WWNum1">
        <text:list-item>
          <text:p text:style-name="P4"><text:span text:style-name="T4">Open a Command Prompt/Terminal:</text:span><text:span text:style-name="T2"> You'll be typing commands directly.</text:span></text:p>
        </text:list-item>
        <text:list-item>
          <text:p text:style-name="P4"><text:span text:style-name="T4">Navigate to the LibreOffice Program Directory (Optional but Recommended):</text:span></text:p>
        </text:list-item>
      </text:list>
      <text:list xml:id="list2679870235" text:style-name="WWNum9">
        <text:list-item>
          <text:list>
            <text:list-item>
              <text:p text:style-name="P13"><text:span text:style-name="T2">Change your current directory to where LibreOffice's main executable and Python are located. This often simplifies commands, but using the full path to the Python executable works too.</text:span></text:p>
            </text:list-item>
          </text:list>
        </text:list-item>
      </text:list>
      <text:list xml:id="list24154472073668" text:continue-list="list24155045119724" text:style-name="WWNum1">
        <text:list-item>
          <text:p text:style-name="P4"><text:span text:style-name="T4">Install/Update pip:</text:span><text:span text:style-name="T2"> Even if pip seems to be there, ensuring it's up-to-date is vital.</text:span></text:p>
        </text:list-item>
        <text:list-item>
          <text:p text:style-name="P4"><text:span text:style-name="T4">Install Libraries with pip --user:</text:span><text:span text:style-name="T2"> Use the --user flag to install packages into your user-specific site-packages directory, which does not require administrator privileges. LibreOffice's Python is usually configured to find packages installed this way.</text:span></text:p>
        </text:list-item>
      </text:list>
      <text:p text:style-name="P2"><draw:rect text:anchor-type="as-char" style:rel-width="100%" draw:z-index="1" draw:style-name="gr1" draw:text-style-name="P26" svg:width="0.0012in" svg:height="0.0213in"><text:p/></draw:rect></text:p>
      <text:p text:style-name="P24"><text:span text:style-name="T5">Windows</text:span></text:p>
      <text:p text:style-name="P3"/>
      <text:p text:style-name="P2"><text:span text:style-name="T4">Assumptions:</text:span></text:p>
      <text:list xml:id="list3394046993" text:style-name="WWNum10">
        <text:list-item>
          <text:p text:style-name="P5"><text:span text:style-name="T2">LibreOffice is installed in the default location: C:\Program Files\LibreOffice.</text:span></text:p>
        </text:list-item>
        <text:list-item>
          <text:p text:style-name="P5"><text:span text:style-name="T2">You are using Command Prompt or PowerShell.</text:span></text:p>
        </text:list-item>
      </text:list>
      <text:p text:style-name="P2"><text:span text:style-name="T4">Steps:</text:span></text:p>
      <text:list xml:id="list3394044702" text:style-name="WWNum11">
        <text:list-item>
          <text:p text:style-name="P6"><text:span text:style-name="T4">Open Command Prompt/PowerShell:</text:span></text:p>
        </text:list-item>
      </text:list>
      <text:list xml:id="list904165738" text:style-name="WWNum12">
        <text:list-item>
          <text:list>
            <text:list-item>
              <text:p text:style-name="P14"><text:span text:style-name="T2">Press Win + R, type cmd (for Command Prompt) or powershell (for PowerShell), and press Enter.</text:span></text:p>
            </text:list-item>
          </text:list>
        </text:list-item>
      </text:list>
      <text:list xml:id="list24153791337489" text:continue-list="list3394044702" text:style-name="WWNum11">
        <text:list-item>
          <text:p text:style-name="P6"><text:soft-page-break/><text:span text:style-name="T4">Navigate to LibreOffice's program directory:</text:span></text:p>
        </text:list-item>
      </text:list>
      <text:list xml:id="list186799493" text:style-name="WWNum13">
        <text:list-item>
          <text:list>
            <text:list-item>
              <text:p text:style-name="P15"><text:span text:style-name="T2">cd "C:\Program Files\LibreOffice\program"</text:span></text:p>
            </text:list-item>
            <text:list-item>
              <text:p text:style-name="P15"><text:span text:style-name="T3">(Note: The python.exe might be directly in program or in a subfolder like python-core-3.x.x\bin depending on LO version. Adjust path accordingly.)</text:span></text:p>
            </text:list-item>
          </text:list>
        </text:list-item>
      </text:list>
      <text:list xml:id="list24154676998203" text:continue-list="list24153791337489" text:style-name="WWNum11">
        <text:list-item>
          <text:p text:style-name="P6"><text:span text:style-name="T4">Install/Update pip:</text:span></text:p>
        </text:list-item>
      </text:list>
      <text:list xml:id="list793010324" text:style-name="WWNum14">
        <text:list-item>
          <text:list>
            <text:list-item>
              <text:p text:style-name="P16"><text:span text:style-name="T2">First, download the get-pip.py script:</text:span><text:span text:style-name="T6"><text:line-break/></text:span><text:span text:style-name="T2">DOS</text:span><text:span text:style-name="T6"><text:line-break/></text:span><text:span text:style-name="T2">powershell -Command "(Invoke-WebRequest -Uri 'https://bootstrap.pypa.io/get-pip.py' -UseBasicParsing).Content | Set-Content 'get-pip.py'"<text:line-break/></text:span><text:span text:style-name="T6"><text:line-break/></text:span><text:span text:style-name="T3">If PowerShell is blocked or you prefer, you can manually download get-pip.py from https://bootstrap.pypa.io/get-pip.py using your browser and save it to the C:\Program Files\LibreOffice\program directory.</text:span></text:p>
            </text:list-item>
            <text:list-item>
              <text:p text:style-name="P16"><text:span text:style-name="T2">Then, run the get-pip.py script using LibreOffice's Python:</text:span><text:span text:style-name="T6"><text:line-break/></text:span><text:span text:style-name="T2">DOS</text:span><text:span text:style-name="T6"><text:line-break/></text:span><text:span text:style-name="T2">.\python.exe get-pip.py --user<text:line-break/></text:span><text:span text:style-name="T6"><text:line-break/></text:span><text:span text:style-name="T3">(You might see a warning about pip scripts not being on PATH; this is usually fine for LibreOffice's internal use with python -m pip.)</text:span></text:p>
            </text:list-item>
          </text:list>
        </text:list-item>
      </text:list>
      <text:list xml:id="list24153474054353" text:continue-list="list24154676998203" text:style-name="WWNum11">
        <text:list-item>
          <text:p text:style-name="P6"><text:span text:style-name="T4">Verify pip installation:</text:span><text:span text:style-name="T6"><text:line-break/></text:span><text:span text:style-name="T2">DOS</text:span><text:span text:style-name="T6"><text:line-break/></text:span><text:span text:style-name="T2">.\python.exe -m pip --version<text:line-break/></text:span><text:span text:style-name="T6"><text:line-break/></text:span><text:span text:style-name="T2">You should see output similar to pip 2x.x.x from C:\Users\&lt;YourUser&gt;\AppData\Roaming\Python\Python3x\site-packages\pip (python 3.x).</text:span></text:p>
        </text:list-item>
        <text:list-item>
          <text:p text:style-name="P6"><text:span text:style-name="T4">Install numpy, pandas, scikit-learn:</text:span><text:span text:style-name="T6"><text:line-break/></text:span><text:span text:style-name="T2">DOS</text:span><text:span text:style-name="T6"><text:line-break/></text:span><text:span text:style-name="T2">.\python.exe -m pip install --user numpy pandas scikit-learn<text:line-break/></text:span><text:span text:style-name="T6"><text:line-break/></text:span><text:span text:style-name="T2">This command will download and install these packages and their dependencies into your user's Python site-packages directory (e.g., C:\Users\&lt;YourUser&gt;\AppData\Roaming\Python\Python3x\site-packages).</text:span></text:p>
        </text:list-item>
      </text:list>
      <text:p text:style-name="P2"><draw:rect text:anchor-type="as-char" style:rel-width="100%" draw:z-index="2" draw:style-name="gr1" draw:text-style-name="P26" svg:width="0.0012in" svg:height="0.0213in"><text:p/></draw:rect></text:p>
      <text:p text:style-name="P24"><text:span text:style-name="T5">Linux</text:span></text:p>
      <text:p text:style-name="P3"/>
      <text:p text:style-name="P2"><text:span text:style-name="T4">Assumptions:</text:span></text:p>
      <text:list xml:id="list3564727149" text:style-name="WWNum15">
        <text:list-item>
          <text:p text:style-name="P7"><text:span text:style-name="T2">LibreOffice's Python executable is typically found in /usr/lib/libreoffice/program/python3 or /usr/bin/libreoffice links to the correct script.</text:span></text:p>
        </text:list-item>
        <text:list-item>
          <text:p text:style-name="P7"><text:span text:style-name="T2">You are using a terminal (Bash, Zsh, etc.).</text:span></text:p>
        </text:list-item>
      </text:list>
      <text:p text:style-name="P2"><text:span text:style-name="T4">Steps:</text:span></text:p>
      <text:list xml:id="list2840277866" text:style-name="WWNum16">
        <text:list-item>
          <text:p text:style-name="P8"><text:span text:style-name="T4">Open a Terminal:</text:span></text:p>
        </text:list-item>
      </text:list>
      <text:list xml:id="list2811822288" text:style-name="WWNum17">
        <text:list-item>
          <text:list>
            <text:list-item>
              <text:p text:style-name="P17"><text:span text:style-name="T2">Use your desktop environment's shortcut (e.g., Ctrl+Alt+T).</text:span></text:p>
            </text:list-item>
          </text:list>
        </text:list-item>
      </text:list>
      <text:list xml:id="list24154031430439" text:continue-list="list2840277866" text:style-name="WWNum16">
        <text:list-item>
          <text:p text:style-name="P8"><text:span text:style-name="T4">Determine LibreOffice's Python Path:</text:span></text:p>
        </text:list-item>
      </text:list>
      <text:list xml:id="list3699242394" text:style-name="WWNum18">
        <text:list-item>
          <text:list>
            <text:list-item>
              <text:p text:style-name="P18"><text:span text:style-name="T2">A common location for the Python executable bundled with LibreOffice is /usr/lib/libreoffice/program/python3 or /usr/lib/libreoffice/program/python.</text:span></text:p>
            </text:list-item>
            <text:list-item>
              <text:p text:style-name="P18"><text:span text:style-name="T2">You can often verify its existence and version with:</text:span><text:span text:style-name="T6"><text:line-break/></text:span><text:span text:style-name="T2">Bash</text:span><text:span text:style-name="T6"><text:line-break/></text:span><text:span text:style-name="T2">/usr/lib/libreoffice/program/python3 --version<text:line-break/></text:span><text:span text:style-name="T6"><text:line-break/></text:span><text:span text:style-name="T2">(If python3 isn't found, try python or explore ls -l /usr/lib/libreoffice/program/.)</text:span></text:p>
            </text:list-item>
            <text:list-item>
              <text:p text:style-name="P18"><text:span text:style-name="T2">Let's assume the path is /usr/lib/libreoffice/program/python3 for the following steps. Adjust if yours is different.</text:span></text:p>
            </text:list-item>
          </text:list>
        </text:list-item>
      </text:list>
      <text:list xml:id="list24153705939383" text:continue-list="list24154031430439" text:style-name="WWNum16">
        <text:list-item>
          <text:p text:style-name="P8"><text:span text:style-name="T4">Install/Update pip:</text:span></text:p>
        </text:list-item>
      </text:list>
      <text:list xml:id="list3080804847" text:style-name="WWNum19">
        <text:list-item>
          <text:list>
            <text:list-item>
              <text:p text:style-name="P19"><text:span text:style-name="T2">Download get-pip.py:</text:span><text:span text:style-name="T6"><text:line-break/></text:span><text:span text:style-name="T2">Bash</text:span><text:span text:style-name="T6"><text:line-break/></text:span><text:span text:style-name="T2">wget https://bootstrap.pypa.io/get-pip.py -O /tmp/get-pip.py<text:line-break/></text:span></text:p>
            </text:list-item>
            <text:list-item>
              <text:p text:style-name="P19"><text:span text:style-name="T2">Run get-pip.py using LibreOffice's Python:</text:span><text:span text:style-name="T6"><text:line-break/></text:span><text:span text:style-name="T2">Bash</text:span><text:span text:style-name="T6"><text:line-break/></text:span><text:span text:style-name="T2">/usr/lib/libreoffice/program/python3 /tmp/get-pip.py --user<text:line-break/></text:span></text:p>
            </text:list-item>
          </text:list>
        </text:list-item>
      </text:list>
      <text:list xml:id="list24154016136724" text:continue-list="list24153705939383" text:style-name="WWNum16">
        <text:list-item>
          <text:p text:style-name="P8"><text:span text:style-name="T4">Verify pip installation:</text:span><text:span text:style-name="T6"><text:line-break/></text:span><text:span text:style-name="T2">Bash</text:span><text:span text:style-name="T6"><text:line-break/></text:span><text:span text:style-name="T2">/usr/lib/libreoffice/program/python3 -m pip --version<text:line-break/></text:span><text:span text:style-name="T6"><text:line-break/></text:span><text:span text:style-name="T2">You should see output indicating pip is installed in your user's home directory (e.g., ~/.local/lib/python3.x/site-packages).</text:span></text:p>
        </text:list-item>
        <text:list-item>
          <text:p text:style-name="P8"><text:span text:style-name="T4">Install numpy, pandas, scikit-learn:</text:span><text:span text:style-name="T6"><text:line-break/></text:span><text:span text:style-name="T2">Bash</text:span><text:span text:style-name="T6"><text:line-break/></text:span><text:span text:style-name="T2">/usr/lib/libreoffice/program/python3 -m pip install --user numpy pandas scikit-learn<text:line-break/></text:span><text:span text:style-name="T6"><text:line-break/></text:span><text:span text:style-name="T2">These packages will be installed in your user's local site-packages directory (e.g., ~/.local/lib/python3.x/site-packages).</text:span></text:p>
        </text:list-item>
      </text:list>
      <text:p text:style-name="P2"><text:soft-page-break/><draw:rect text:anchor-type="as-char" style:rel-width="100%" draw:z-index="3" draw:style-name="gr1" draw:text-style-name="P26" svg:width="0.0012in" svg:height="0.0213in"><text:p/></draw:rect></text:p>
      <text:p text:style-name="P24"><text:span text:style-name="T5">macOS</text:span></text:p>
      <text:p text:style-name="P3"/>
      <text:p text:style-name="P2"><text:span text:style-name="T4">Assumptions:</text:span></text:p>
      <text:list xml:id="list178582067" text:style-name="WWNum20">
        <text:list-item>
          <text:p text:style-name="P9"><text:span text:style-name="T2">LibreOffice is installed in /Applications/LibreOffice.app.</text:span></text:p>
        </text:list-item>
        <text:list-item>
          <text:p text:style-name="P9"><text:span text:style-name="T2">You are using the Terminal app.</text:span></text:p>
        </text:list-item>
      </text:list>
      <text:p text:style-name="P2"><text:span text:style-name="T4">Steps:</text:span></text:p>
      <text:list xml:id="list3484247997" text:style-name="WWNum2">
        <text:list-item>
          <text:p text:style-name="P10"><text:span text:style-name="T4">Open Terminal:</text:span></text:p>
        </text:list-item>
      </text:list>
      <text:list xml:id="list2792973094" text:style-name="WWNum3">
        <text:list-item>
          <text:list>
            <text:list-item>
              <text:p text:style-name="P20"><text:span text:style-name="T2">Go to Applications &gt; Utilities &gt; Terminal.</text:span></text:p>
            </text:list-item>
          </text:list>
        </text:list-item>
      </text:list>
      <text:list xml:id="list24154348402671" text:continue-list="list3484247997" text:style-name="WWNum2">
        <text:list-item>
          <text:p text:style-name="P10"><text:span text:style-name="T4">Determine LibreOffice's Python Path:</text:span></text:p>
        </text:list-item>
      </text:list>
      <text:list xml:id="list4283142740" text:style-name="WWNum4">
        <text:list-item>
          <text:list>
            <text:list-item>
              <text:p text:style-name="P21"><text:span text:style-name="T2">The Python executable is usually buried within the .app bundle. The path will look something like this (the version number will vary):</text:span><text:span text:style-name="T6"><text:line-break/></text:span><text:span text:style-name="T2">/Applications/LibreOffice.app/Contents/Frameworks/Python.framework/Versions/3.x/bin/python3</text:span></text:p>
            </text:list-item>
            <text:list-item>
              <text:p text:style-name="P21"><text:span text:style-name="T2">To find your specific version:</text:span><text:span text:style-name="T6"><text:line-break/></text:span><text:span text:style-name="T2">Bash</text:span><text:span text:style-name="T6"><text:line-break/></text:span><text:span text:style-name="T2">ls -d /Applications/LibreOffice.app/Contents/Frameworks/Python.framework/Versions/*<text:line-break/></text:span><text:span text:style-name="T6"><text:line-break/></text:span><text:span text:style-name="T2">This will show the available Python versions. Pick the latest 3.x version.</text:span></text:p>
            </text:list-item>
            <text:list-item>
              <text:p text:style-name="P21"><text:span text:style-name="T2">Let's assume the path is /Applications/LibreOffice.app/Contents/Frameworks/Python.framework/Versions/3.x/bin/python3 for the following steps. Replace 3.x with your actual version.</text:span></text:p>
            </text:list-item>
          </text:list>
        </text:list-item>
      </text:list>
      <text:list xml:id="list24154280914046" text:continue-list="list24154348402671" text:style-name="WWNum2">
        <text:list-item>
          <text:p text:style-name="P10"><text:span text:style-name="T4">Install/Update pip:</text:span></text:p>
        </text:list-item>
      </text:list>
      <text:list xml:id="list2196711793" text:style-name="WWNum5">
        <text:list-item>
          <text:list>
            <text:list-item>
              <text:p text:style-name="P22"><text:span text:style-name="T2">Download get-pip.py:</text:span><text:span text:style-name="T6"><text:line-break/></text:span><text:span text:style-name="T2">Bash</text:span><text:span text:style-name="T6"><text:line-break/></text:span><text:span text:style-name="T2">curl https://bootstrap.pypa.io/get-pip.py -o /tmp/get-pip.py<text:line-break/></text:span></text:p>
            </text:list-item>
            <text:list-item>
              <text:p text:style-name="P22"><text:span text:style-name="T2">Run get-pip.py using LibreOffice's Python:</text:span><text:span text:style-name="T6"><text:line-break/></text:span><text:span text:style-name="T2">Bash</text:span><text:span text:style-name="T6"><text:line-break/></text:span><text:span text:style-name="T2">/Applications/LibreOffice.app/Contents/Frameworks/Python.framework/Versions/3.x/bin/python3 /tmp/get-pip.py --user<text:line-break/></text:span></text:p>
            </text:list-item>
          </text:list>
        </text:list-item>
      </text:list>
      <text:list xml:id="list24153240303278" text:continue-list="list24154280914046" text:style-name="WWNum2">
        <text:list-item>
          <text:p text:style-name="P10"><text:span text:style-name="T4">Verify pip installation:</text:span><text:span text:style-name="T6"><text:line-break/></text:span><text:span text:style-name="T2">Bash</text:span><text:span text:style-name="T6"><text:line-break/></text:span><text:span text:style-name="T2">/Applications/LibreOffice.app/Contents/Frameworks/Python.framework/Versions/3.x/bin/python3 -m pip --version<text:line-break/></text:span><text:span text:style-name="T6"><text:line-break/></text:span><text:span text:style-name="T2">You should see output indicating pip is installed in your user's home directory (e.g., ~/Library/Python/3.x/lib/python/site-packages).</text:span></text:p>
        </text:list-item>
        <text:list-item>
          <text:p text:style-name="P10"><text:span text:style-name="T4">Install numpy, pandas, scikit-learn:</text:span><text:span text:style-name="T6"><text:line-break/></text:span><text:span text:style-name="T2">Bash</text:span><text:span text:style-name="T6"><text:line-break/></text:span><text:span text:style-name="T2">/Applications/LibreOffice.app/Contents/Frameworks/Python.framework/Versions/3.x/bin/python3 -m pip install --user numpy pandas scikit-learn<text:line-break/></text:span><text:span text:style-name="T6"><text:line-break/></text:span><text:span text:style-name="T2">These packages will be installed in your user's local site-packages directory.</text:span></text:p>
        </text:list-item>
      </text:list>
      <text:p text:style-name="P2"><draw:rect text:anchor-type="as-char" style:rel-width="100%" draw:z-index="4" draw:style-name="gr1" draw:text-style-name="P26" svg:width="0.0012in" svg:height="0.0213in"><text:p/></draw:rect><text:span text:style-name="T4">Important Notes for All OS:</text:span></text:p>
      <text:list xml:id="list77311420" text:style-name="WWNum6">
        <text:list-item>
          <text:p text:style-name="P11"><text:span text:style-name="T4">Internet Connection:</text:span><text:span text:style-name="T2"> These steps require an active internet connection to download get-pip.py and the library packages.</text:span></text:p>
        </text:list-item>
        <text:list-item>
          <text:p text:style-name="P11"><text:span text:style-name="T4">Time:</text:span><text:span text:style-name="T2"> Installing numpy, pandas, and especially scikit-learn (due to its SciPy dependency) can take a considerable amount of time as they often involve compiling C/Fortran code. Be patient.</text:span></text:p>
        </text:list-item>
        <text:list-item>
          <text:p text:style-name="P11"><text:span text:style-name="T4">Errors:</text:span><text:span text:style-name="T2"> If you encounter Permission Denied errors, double-check that you are using --user and that you are not trying to install into system-wide LibreOffice directories directly.</text:span></text:p>
        </text:list-item>
        <text:list-item>
          <text:p text:style-name="P11"><text:span text:style-name="T4">Python Version:</text:span><text:span text:style-name="T2"> Always ensure the get-pip.py script you download is compatible with LibreOffice's </text:span><text:span text:style-name="T3">specific</text:span><text:span text:style-name="T2"> Python version (e.g., Python 3.8, Python 3.9). The https://bootstrap.pypa.io/get-pip.py URL usually provides the latest compatible version, but for very old LibreOffice Python, you might need to find an archived version of get-pip.py (e.g., from https://bootstrap.pypa.io/pip/&lt;python-version&gt;/get-pip.py).</text:span></text:p>
        </text:list-item>
        <text:list-item>
          <text:p text:style-name="P11"><text:span text:style-name="T4">Using the Libraries in LibreOffice:</text:span><text:span text:style-name="T2"> After installation, you can then import and use numpy, pandas, and sklearn in your LibreOffice Python macros just like any other module.</text:span></text:p>
        </text:list-item>
      </text:list>
      <text:p text:style-name="P2"><text:span text:style-name="T2">This video demonstrates how to install Python on a PC without local admin rights, which is relevant to finding and using LibreOffice's bundled Python for package installation.</text:span></text:p>
      <text:p text:style-name="P2"><text:span text:style-name="T2">Install Python on a locked down PC without local admin</text:span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2" meta:word-count="969" meta:character-count="7740" meta:non-whitespace-character-count="6891"/>
    <meta:generator>LibreOfficeDev/6.0.5.2$Linux_X86_64 LibreOffice_project/</meta:generator>
  </office:meta>
</office:document-meta>
</file>